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fo:language="en" fo:country="GB" officeooo:paragraph-rsid="0009cad1" style:font-size-asian="12pt" style:font-size-complex="12pt"/>
    </style:style>
    <style:style style:name="P3" style:family="paragraph" style:parent-style-name="Standard">
      <style:text-properties fo:color="#000080" style:font-name="Liberation Serif" fo:font-size="12pt" officeooo:rsid="00061f30" officeooo:paragraph-rsid="00061f30" style:font-size-asian="12pt" style:font-size-complex="12pt"/>
    </style:style>
    <style:style style:name="P4" style:family="paragraph" style:parent-style-name="Standard">
      <style:text-properties fo:color="#000080" style:font-name="Liberation Serif" fo:font-size="12pt" fo:language="en" fo:country="GB" officeooo:rsid="00061f30" officeooo:paragraph-rsid="000bcc7b" style:letter-kerning="false" style:font-size-asian="12pt" style:font-name-complex="Courier New" style:font-size-complex="12pt" style:language-complex="ar" style:country-complex="SA"/>
    </style:style>
    <style:style style:name="P5" style:family="paragraph" style:parent-style-name="Standard">
      <style:text-properties fo:color="#000080" style:font-name="Liberation Serif" fo:font-size="12pt" fo:language="en" fo:country="GB" fo:font-weight="normal" officeooo:rsid="0004f82b" style:letter-kerning="false" style:font-size-asian="12pt" style:font-weight-asian="normal" style:font-name-complex="Courier New" style:font-size-complex="12pt" style:language-complex="ar" style:country-complex="SA" style:font-weight-complex="normal"/>
    </style:style>
    <style:style style:name="P6" style:family="paragraph" style:parent-style-name="Standard">
      <style:text-properties style:font-name="Liberation Serif" fo:font-size="12pt" style:font-size-asian="12pt" style:font-size-complex="12pt"/>
    </style:style>
    <style:style style:name="P7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8" style:family="paragraph" style:parent-style-name="Standard">
      <style:text-properties style:font-name="Liberation Serif" fo:font-size="12pt" officeooo:rsid="0004f82b" officeooo:paragraph-rsid="0004f82b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15bff5" style:font-size-asian="12pt" style:font-size-complex="12pt"/>
    </style:style>
    <style:style style:name="P10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11" style:family="paragraph" style:parent-style-name="Standard">
      <style:text-properties style:font-name="Liberation Serif" fo:font-size="12pt" officeooo:paragraph-rsid="0004f82b" style:letter-kerning="false" style:font-size-asian="12pt" style:font-name-complex="Courier New" style:font-size-complex="12pt" style:language-complex="ar" style:country-complex="SA"/>
    </style:style>
    <style:style style:name="P12" style:family="paragraph" style:parent-style-name="Standard">
      <style:text-properties style:font-name="Liberation Serif" fo:font-size="12pt" officeooo:paragraph-rsid="00125061" style:letter-kerning="false" style:font-size-asian="12pt" style:font-name-complex="Courier New" style:font-size-complex="12pt" style:language-complex="ar" style:country-complex="SA"/>
    </style:style>
    <style:style style:name="P13" style:family="paragraph" style:parent-style-name="Standard">
      <style:text-properties style:font-name="Liberation Serif" fo:font-size="12pt" officeooo:paragraph-rsid="0012562e" style:letter-kerning="false" style:font-size-asian="12pt" style:font-name-complex="Courier New" style:font-size-complex="12pt" style:language-complex="ar" style:country-complex="SA"/>
    </style:style>
    <style:style style:name="P14" style:family="paragraph" style:parent-style-name="Standard">
      <style:text-properties style:font-name="Liberation Serif" fo:font-size="12pt" officeooo:rsid="00157db6" officeooo:paragraph-rsid="00157db6" style:letter-kerning="false" style:font-size-asian="12pt" style:font-name-complex="Courier New" style:font-size-complex="12pt" style:language-complex="ar" style:country-complex="SA"/>
    </style:style>
    <style:style style:name="P15" style:family="paragraph" style:parent-style-name="Standard">
      <style:text-properties style:font-name="Liberation Serif" fo:font-size="12pt" officeooo:paragraph-rsid="0015bff5" style:letter-kerning="false" style:font-size-asian="12pt" style:font-name-complex="Courier New" style:font-size-complex="12pt" style:language-complex="ar" style:country-complex="SA"/>
    </style:style>
    <style:style style:name="P16" style:family="paragraph" style:parent-style-name="Standard">
      <style:text-properties style:font-name="Liberation Serif" fo:font-size="12pt" officeooo:rsid="0015bff5" officeooo:paragraph-rsid="0015bff5" style:letter-kerning="false" style:font-size-asian="12pt" style:font-name-complex="Courier New" style:font-size-complex="12pt" style:language-complex="ar" style:country-complex="SA"/>
    </style:style>
    <style:style style:name="P17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8" style:family="paragraph" style:parent-style-name="Standard">
      <style:text-properties style:font-name="Liberation Serif" fo:font-size="12pt" fo:language="nl" fo:country="NL" officeooo:paragraph-rsid="0009cad1" style:font-size-asian="12pt" style:font-size-complex="12pt"/>
    </style:style>
    <style:style style:name="P19" style:family="paragraph" style:parent-style-name="Standard">
      <style:text-properties style:font-name="Liberation Serif" fo:font-size="12pt" fo:language="en" fo:country="GB" style:font-size-asian="12pt" style:font-size-complex="12pt"/>
    </style:style>
    <style:style style:name="P20" style:family="paragraph" style:parent-style-name="Standard">
      <style:text-properties style:font-name="Liberation Serif" fo:font-size="12pt" fo:language="en" fo:country="GB" officeooo:paragraph-rsid="0015bff5" style:font-size-asian="12pt" style:font-size-complex="12pt"/>
    </style:style>
    <style:style style:name="P21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22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Liberation Serif" fo:font-size="12pt" fo:font-weight="bold" officeooo:paragraph-rsid="0012506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Liberation Serif" fo:font-size="12pt" fo:font-weight="bold" officeooo:rsid="0015bff5" officeooo:paragraph-rsid="0015bff5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6" style:family="paragraph" style:parent-style-name="Standard">
      <style:text-properties style:font-name="Liberation Serif" fo:font-size="12pt" fo:font-weight="bold" officeooo:paragraph-rsid="0012506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7" style:family="paragraph" style:parent-style-name="Standard">
      <style:text-properties style:font-name="Liberation Serif" fo:font-size="12pt" style:font-size-asian="12pt" style:font-size-complex="12pt"/>
    </style:style>
    <style:style style:name="P28" style:family="paragraph" style:parent-style-name="Standard">
      <style:text-properties fo:color="#000080" style:font-name="Liberation Serif" fo:font-size="12pt" officeooo:rsid="0015bff5" officeooo:paragraph-rsid="0015bff5" style:font-size-asian="12pt" style:font-size-complex="12pt"/>
    </style:style>
    <style:style style:name="P29" style:family="paragraph" style:parent-style-name="Standard">
      <style:text-properties fo:color="#000080" style:font-name="Liberation Serif" fo:font-size="12pt" fo:language="en" fo:country="GB" officeooo:rsid="0015bff5" officeooo:paragraph-rsid="0015bff5" style:font-size-asian="12pt" style:font-size-complex="12pt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officeooo:rsid="00061f30"/>
    </style:style>
    <style:style style:name="T6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7" style:family="text">
      <style:text-properties officeooo:rsid="000823d7"/>
    </style:style>
    <style:style style:name="T8" style:family="text">
      <style:text-properties fo:font-weight="normal" officeooo:rsid="0004f82b" style:font-weight-asian="normal" style:font-weight-complex="normal"/>
    </style:style>
    <style:style style:name="T9" style:family="text">
      <style:text-properties fo:font-style="normal" officeooo:rsid="0004f82b" style:font-style-asian="normal" style:font-style-complex="normal"/>
    </style:style>
    <style:style style:name="T10" style:family="text">
      <style:text-properties fo:font-style="normal" officeooo:rsid="000b86bb" style:font-style-asian="normal" style:font-style-complex="normal"/>
    </style:style>
    <style:style style:name="T11" style:family="text">
      <style:text-properties fo:font-style="normal" officeooo:rsid="001421f4" style:font-style-asian="normal" style:font-style-complex="normal"/>
    </style:style>
    <style:style style:name="T12" style:family="text">
      <style:text-properties fo:color="#000080" fo:language="en" fo:country="GB" officeooo:rsid="00061f30"/>
    </style:style>
    <style:style style:name="T13" style:family="text">
      <style:text-properties fo:color="#000080" fo:language="en" fo:country="GB" officeooo:rsid="0004f82b"/>
    </style:style>
    <style:style style:name="T14" style:family="text">
      <style:text-properties fo:color="#000080" fo:language="en" fo:country="GB" officeooo:rsid="0012562e"/>
    </style:style>
    <style:style style:name="T15" style:family="text">
      <style:text-properties fo:color="#000080" fo:language="en" fo:country="GB" officeooo:rsid="0015bff5"/>
    </style:style>
    <style:style style:name="T16" style:family="text">
      <style:text-properties fo:color="#000080" officeooo:rsid="00061f30"/>
    </style:style>
    <style:style style:name="T17" style:family="text">
      <style:text-properties fo:color="#000080" officeooo:rsid="0012562e"/>
    </style:style>
    <style:style style:name="T18" style:family="text">
      <style:text-properties fo:color="#000080" officeooo:rsid="0015bff5"/>
    </style:style>
    <style:style style:name="T19" style:family="text">
      <style:text-properties fo:color="#000080" officeooo:rsid="0004f82b"/>
    </style:style>
    <style:style style:name="T20" style:family="text">
      <style:text-properties officeooo:rsid="00118ee8"/>
    </style:style>
    <style:style style:name="T21" style:family="text">
      <style:text-properties fo:color="#000000" fo:language="en" fo:country="GB" officeooo:rsid="00061f30"/>
    </style:style>
    <style:style style:name="T22" style:family="text">
      <style:text-properties fo:color="#000000" fo:language="en" fo:country="GB" officeooo:rsid="0004f82b"/>
    </style:style>
    <style:style style:name="T23" style:family="text">
      <style:text-properties fo:color="#000000" fo:language="en" fo:country="GB" officeooo:rsid="0015bff5"/>
    </style:style>
    <style:style style:name="T24" style:family="text">
      <style:text-properties fo:color="#000000" officeooo:rsid="0015bff5"/>
    </style:style>
    <style:style style:name="T25" style:family="text">
      <style:text-properties officeooo:rsid="0012562e"/>
    </style:style>
    <style:style style:name="T26" style:family="text">
      <style:text-properties officeooo:rsid="00157db6"/>
    </style:style>
    <style:style style:name="T27" style:family="text">
      <style:text-properties officeooo:rsid="0015de55"/>
    </style:style>
    <style:style style:name="T28" style:family="text">
      <style:text-properties fo:language="en" fo:country="GB" officeooo:rsid="0004f82b"/>
    </style:style>
    <style:style style:name="T29" style:family="text">
      <style:text-properties fo:language="en" fo:country="GB" fo:font-weight="normal" officeooo:rsid="0004f82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EXAMPLE <text:span text:style-name="T20">2</text:span></text:p>
      <text:p text:style-name="P6"/>
      <text:p text:style-name="P7"><text:span text:style-name="T3">Instruction Memory’s </text:span><text:span text:style-name="T4">f</text:span><text:span text:style-name="T2">ile:</text:span> <text:span text:style-name="T1">5th_fig465_MemEx2/inst.rom</text:span></text:p>
      <text:p text:style-name="P7"/>
      <text:p text:style-name="P8">This Mips pipeline implementation can handle branchs (with "nop" put by compiler) and <text:span text:style-name="T27">all </text:span>data hazards.</text:p>
      <text:p text:style-name="P7"/>
      <text:p text:style-name="P7">The user should set initial register values (linear). No data values are required.</text:p>
      <text:p text:style-name="P22"/>
      <text:p text:style-name="P6"><text:span text:style-name="T2">Description:</text:span> A <text:span text:style-name="T7">simple</text:span> sequence of <text:span text:style-name="T20">three</text:span> “<text:span text:style-name="T1">add”</text:span> instruction<text:span text:style-name="T1">s</text:span> with <text:span text:style-name="T20">PIPE</text:span> <text:span text:style-name="T20">EXE data</text:span> hazard.</text:p>
      <text:p text:style-name="P10"/>
      <text:p text:style-name="P10">ADD <text:span text:style-name="T1">r2,r1,r3</text:span></text:p>
      <text:p text:style-name="P11">ADD <text:span text:style-name="T1">r3,r2,r1 //EXE HAZARD</text:span></text:p>
      <text:p text:style-name="P11">ADD <text:span text:style-name="T1">r1,r3,r2 //EXE HAZARD</text:span></text:p>
      <text:p text:style-name="P6"/>
      <text:p text:style-name="P23"><text:span text:style-name="T1">ADD r2,r1,r3</text:span><text:span text:style-name="T8"> – type R instruction</text:span></text:p>
      <text:p text:style-name="P17">opcode = 0 <text:s text:c="4"/>rs <text:span text:style-name="T5">= 1 <text:s text:c="4"/></text:span>rt <text:span text:style-name="T5">= 3 <text:s text:c="4"/></text:span>rd <text:span text:style-name="T5">= 2 <text:s text:c="4"/></text:span>sh = 0 <text:s text:c="4"/>func<text:span text:style-name="T5"> </text:span>= 32</text:p>
      <text:p text:style-name="P1">000000 <text:s text:c="10"/><text:span text:style-name="T5">00001 <text:s text:c="3"/>00011 <text:s text:c="2"/>00010</text:span> <text:s text:c="4"/>00000 <text:s text:c="3"/>100000</text:p>
      <text:p text:style-name="P3">0x<text:span text:style-name="T25">00231020</text:span></text:p>
      <text:p text:style-name="P6"/>
      <text:p text:style-name="P23"><text:span text:style-name="T1">ADD r3,r2,r1</text:span><text:span text:style-name="T8"> – type R instruction</text:span></text:p>
      <text:p text:style-name="P18">opcode = 0 <text:s text:c="4"/>rs <text:span text:style-name="T5">= 2 <text:s text:c="4"/></text:span>rt <text:span text:style-name="T5">= 1 <text:s text:c="4"/></text:span>rd <text:span text:style-name="T5">= 3 <text:s text:c="4"/></text:span>sh = 0 <text:s text:c="4"/>func<text:span text:style-name="T5"> </text:span>= 32</text:p>
      <text:p text:style-name="P2">000000 <text:s text:c="10"/><text:span text:style-name="T5">00010 <text:s text:c="3"/>00001 <text:s text:c="2"/>00011</text:span> <text:s text:c="4"/>00000 <text:s text:c="3"/>100000</text:p>
      <text:p text:style-name="P4">0x00<text:span text:style-name="T25">411820</text:span></text:p>
      <text:p text:style-name="P19"/>
      <text:p text:style-name="P23"><text:span text:style-name="T28">ADD r1,r3,r2</text:span><text:span text:style-name="T29"> – type R instruction</text:span></text:p>
      <text:p text:style-name="P18">opcode = 0 <text:s text:c="4"/>rs <text:span text:style-name="T5">= 3 <text:s text:c="4"/></text:span>rt <text:span text:style-name="T5">= 2 <text:s text:c="4"/></text:span>rd <text:span text:style-name="T5">= 1 <text:s text:c="4"/></text:span>sh = 0 <text:s text:c="4"/>func<text:span text:style-name="T5"> </text:span>= 32</text:p>
      <text:p text:style-name="P2">000000 <text:s text:c="10"/><text:span text:style-name="T5">00011 <text:s text:c="3"/>00010 <text:s text:c="2"/>00001</text:span> <text:s text:c="4"/>00000 <text:s text:c="3"/>100000</text:p>
      <text:p text:style-name="P4">0x00<text:span text:style-name="T25">620820</text:span></text:p>
      <text:p text:style-name="P5"/>
      <text:p text:style-name="P6"/>
      <text:p text:style-name="P6">The <text:span text:style-name="T7">hexadecimal</text:span> code example is:</text:p>
      <text:p text:style-name="P10"/>
      <text:p text:style-name="P13">ADD <text:span text:style-name="T1">r2,r1,r3 – </text:span><text:span text:style-name="T16">0x</text:span><text:span text:style-name="T17">00231020</text:span></text:p>
      <text:p text:style-name="P13">ADD <text:span text:style-name="T1">r3,r2,r1 – </text:span><text:span text:style-name="T12">0x00</text:span><text:span text:style-name="T14">411820</text:span></text:p>
      <text:p text:style-name="P13"><text:span text:style-name="T21">ADD </text:span><text:span text:style-name="T22">r1,r3,r2 –</text:span><text:span text:style-name="T13"> </text:span><text:span text:style-name="T12">0x00</text:span><text:span text:style-name="T14">620820</text:span></text:p>
      <text:p text:style-name="P6"/>
      <text:p text:style-name="P21">Calculations check (with linear initial register values):</text:p>
      <text:p text:style-name="Standard"><text:span text:style-name="Default_20_Paragraph_20_Font"><text:span text:style-name="T6"/></text:span></text:p>
      <text:p text:style-name="P12">ADD <text:span text:style-name="T1">r2,r1,r3 – r2 = 4</text:span></text:p>
      <text:p text:style-name="P12">ADD <text:span text:style-name="T1">r3,r2,r1 – r3 = 5</text:span></text:p>
      <text:p text:style-name="P12"><text:span text:style-name="Default_20_Paragraph_20_Font"><text:span text:style-name="T10">ADD </text:span></text:span><text:span text:style-name="Default_20_Paragraph_20_Font"><text:span text:style-name="T9">r1,r3,r2 – </text:span></text:span><text:span text:style-name="Default_20_Paragraph_20_Font"><text:span text:style-name="T11">r1 = 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d3bf12ecb743fc0d20e0be0c58ca359301eb705f</meta:generator>
    <meta:initial-creator>Chris Gull</meta:initial-creator>
    <meta:creation-date>2014-11-22T03:33:00Z</meta:creation-date>
    <dc:date>2016-05-23T13:40:34.868701814</dc:date>
    <meta:editing-cycles>27</meta:editing-cycles>
    <meta:editing-duration>PT51M47S</meta:editing-duration>
    <meta:document-statistic meta:table-count="0" meta:image-count="0" meta:object-count="0" meta:page-count="1" meta:paragraph-count="28" meta:word-count="184" meta:character-count="1131" meta:non-whitespace-character-count="840"/>
    <meta:template xlink:type="simple" xlink:actuate="onRequest" xlink:title="" xlink:href="Normal.dotm"/>
  </office:meta>
</office:document-meta>
</file>